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ara Rupasinghe,</text:p>
      <text:p text:style-name="Standard">119, Colombo rd,</text:p>
      <text:p text:style-name="Standard">Puwakpitiya.</text:p>
      <text:p text:style-name="Standard">10.11.2011</text:p>
      <text:p text:style-name="Standard"/>
      <text:p text:style-name="Standard">Board of Study,</text:p>
      <text:p text:style-name="Standard">Research &amp; Higher Degrees,</text:p>
      <text:p text:style-name="Standard">UCSC.</text:p>
      <text:p text:style-name="Standard"/>
      <text:p text:style-name="Standard">Dear Sir,</text:p>
      <text:p text:style-name="Standard"/>
      <text:p text:style-name="P1">Change the MCS Project title</text:p>
      <text:p text:style-name="P1"/>
      <text:p text:style-name="Standard"/>
      <text:p text:style-name="P3">While continuing MCS project with supervisor Dr. Prasad Wimalaratne I realized that my project title was little misleading and not appropriate for the work I'm doing correctly. Therefore after discussing with my supervisor it made clear to me that changing the title will make a difference. Therefore please do the needful to approve my new title to the project. Following are the <text:s/>details of my project,</text:p>
      <text:p text:style-name="Standard"/>
      <text:p text:style-name="P2">Reg. No.<text:tab/>: 2008/MCS/045</text:p>
      <text:p text:style-name="P2">Index No<text:tab/>: 08440454<text:line-break/>Current Title<text:tab/>: Emulate Ad-Hoc Sensor Network using Smart Phones<text:line-break/>New Title<text:tab/>: Ad-Hoc Sensor Network over Mobile Devices<text:line-break/>Supervisor<text:tab/>: Dr. Prasad Wimalaratne</text:p>
      <text:p text:style-name="Standard"/>
      <text:p text:style-name="Standard"/>
      <text:p text:style-name="Standard">Thank you.</text:p>
      <text:p text:style-name="Standard"/>
      <text:p text:style-name="Standard"/>
      <text:p text:style-name="Standard"/>
      <text:p text:style-name="Standard"/>
      <text:p text:style-name="Standard"/>
      <text:p text:style-name="Standard">….........................<text:tab/><text:tab/><text:tab/><text:tab/><text:tab/>….................................</text:p>
      <text:p text:style-name="Standard">Thisra Rupasinghe<text:tab/><text:tab/><text:tab/><text:tab/><text:tab/>Dr. Prasad Wimalarat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11-10T22:05:44</meta:creation-date>
    <dc:date>2011-11-10T22:20:30</dc:date>
    <dc:creator>Thisara Rupasinghe</dc:creator>
    <meta:editing-duration>PT00H14M09S</meta:editing-duration>
    <meta:editing-cycles>7</meta:editing-cycles>
    <meta:generator>OpenOffice.org/3.1$Linux OpenOffice.org_project/310m19$Build-9420</meta:generator>
    <meta:document-statistic meta:table-count="0" meta:image-count="0" meta:object-count="0" meta:page-count="1" meta:paragraph-count="15" meta:word-count="131" meta:character-count="860"/>
  </office:meta>
</office:document-meta>
</file>